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OrderVerificationTest.shouldVerifyStaticMethodsWithSimpleAndWrapperMo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OrderVerificationTest.shouldThrowExceptionWhenModeIsUn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aticContext.secondMethod( int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OrderVerificationTest.shouldThrowExceptionWhenClassIsNotMock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OrderVerificationTest.shouldThrowExceptionWhenVerifyUsingInOrderWithoutValid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taticContext.instance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OrderVerificationTest.shouldThrowExceptionWhenNoMoreInteractionsInvokedWithoutVerifyingStatic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nOrderVerificationTest.shouldThrowExceptionWhenOrderIsWr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aticContext.firs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OrderVerificationTest.shouldVerifyStaticMethodsWithoutInterferingWithMock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nOrderVerificationTest.shouldVerifyStatic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OrderVerificationTest.shouldThrowExceptionWhenNoMoreInteractionsInvokedButThereA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OrderVerificationTest.shouldVerifyStaticAndInstance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notherStaticContext.other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